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2" style:family="paragraph" style:parent-style-name="Standard">
      <style:paragraph-properties fo:margin-top="0cm" fo:margin-bottom="0cm" loext:contextual-spacing="false"/>
      <style:text-properties fo:font-size="15pt" officeooo:rsid="0010b85d" officeooo:paragraph-rsid="0010b85d" style:font-size-asian="15pt" style:font-size-complex="15pt"/>
    </style:style>
    <style:style style:name="P3" style:family="paragraph" style:parent-style-name="Standard">
      <style:paragraph-properties fo:margin-top="0cm" fo:margin-bottom="0cm" loext:contextual-spacing="false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5pt" style:font-size-asian="15pt" style:font-size-complex="15pt"/>
    </style:style>
    <style:style style:name="P5" style:family="paragraph" style:parent-style-name="Standard" style:master-page-name="Standard">
      <style:paragraph-properties fo:margin-top="0cm" fo:margin-bottom="0cm" loext:contextual-spacing="false" fo:text-align="start" style:justify-single-word="false" style:page-number="1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7" style:family="paragraph" style:parent-style-name="Standard">
      <style:paragraph-properties fo:margin-top="0cm" fo:margin-bottom="0cm" loext:contextual-spacing="false"/>
      <style:text-properties fo:font-size="15pt" officeooo:rsid="0012652e" officeooo:paragraph-rsid="0012652e" style:font-size-asian="15pt" style:font-size-complex="15pt"/>
    </style:style>
    <style:style style:name="P8" style:family="paragraph" style:parent-style-name="Standard">
      <style:paragraph-properties fo:margin-top="0cm" fo:margin-bottom="0cm" loext:contextual-spacing="false"/>
      <style:text-properties fo:font-size="15pt" officeooo:rsid="0010b85d" officeooo:paragraph-rsid="0010b85d" style:font-size-asian="15pt" style:font-size-complex="15pt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10b85d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0f8c01" officeooo:paragraph-rsid="000f8c01" style:font-size-asian="15pt" style:font-size-complex="15pt"/>
    </style:style>
    <style:style style:name="P1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0b85d" officeooo:paragraph-rsid="0010b85d" style:font-size-asian="15pt" style:font-size-complex="15pt"/>
    </style:style>
    <style:style style:name="P12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0b85d" officeooo:paragraph-rsid="0010b85d" style:font-size-asian="15pt" style:font-size-complex="15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style:text-underline-style="none" officeooo:rsid="0012652e" officeooo:paragraph-rsid="0012652e" style:font-size-asian="15pt" style:font-size-complex="15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5pt" officeooo:rsid="000f8c01" officeooo:paragraph-rsid="000f8c01" style:font-size-asian="15pt" style:font-size-complex="15pt"/>
    </style:style>
    <style:style style:name="T1" style:family="text">
      <style:text-properties officeooo:rsid="000f8c01"/>
    </style:style>
    <style:style style:name="T2" style:family="text">
      <style:text-properties officeooo:rsid="0010b85d"/>
    </style:style>
    <style:style style:name="T3" style:family="text">
      <style:text-properties officeooo:rsid="0012240b"/>
    </style:style>
    <style:style style:name="T4" style:family="text">
      <style:text-properties officeooo:rsid="0012652e"/>
    </style:style>
    <style:style style:name="T5" style:family="text">
      <style:text-properties fo:font-weight="bold" style:font-weight-asian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officeooo:rsid="0010b85d" style:font-size-asian="15pt" style:font-size-complex="15pt"/>
    </style:style>
    <style:style style:name="T8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e and Time</text:p>
      <text:p text:style-name="P1"><text:span text:style-name="T2">17</text:span>th August, 2016, <text:span text:style-name="T4">5:00</text:span> – <text:span text:style-name="T4">5:40</text:span> pm</text:p>
      <text:p text:style-name="P1"/>
      <text:p text:style-name="P3">Agenda</text:p>
      <text:p text:style-name="P7">To discuss problems faced while performing previous meet's action points.</text:p>
      <text:p text:style-name="P1"/>
      <text:p text:style-name="P1"><text:span text:style-name="T5">Attendees</text:span></text:p>
      <text:list xml:id="list1486346261830078788" text:style-name="WWNum1">
        <text:list-item>
          <text:p text:style-name="P11">Vishal(Technical Mentor) <text:span text:style-name="T4">on Phone</text:span></text:p>
        </text:list-item>
        <text:list-item>
          <text:p text:style-name="P13">Venu(Technical Mentor)</text:p>
        </text:list-item>
        <text:list-item>
          <text:p text:style-name="P14">RamaRohitReddy<text:tab/></text:p>
        </text:list-item>
        <text:list-item>
          <text:p text:style-name="P10">Revanth Thota</text:p>
        </text:list-item>
        <text:list-item>
          <text:p text:style-name="P10">vamsi krishna<text:tab/></text:p>
        </text:list-item>
        <text:list-item>
          <text:p text:style-name="P10">saumya </text:p>
        </text:list-item>
        <text:list-item>
          <text:p text:style-name="P10">Madhur Aggarwal</text:p>
        </text:list-item>
      </text:list>
      <text:p text:style-name="P1"/>
      <text:p text:style-name="P3">Minutes</text:p>
      <text:p text:style-name="P1"><text:span text:style-name="T4">4</text:span>0 minutes</text:p>
      <text:p text:style-name="P1"/>
      <text:p text:style-name="P3">Discussion</text:p>
      <text:list xml:id="list2909446865533348919" text:style-name="WWNum2">
        <text:list-item>
          <text:p text:style-name="P12">Regarding the technology to be used in the project.</text:p>
        </text:list-item>
        <text:list-item>
          <text:p text:style-name="P12">Our free timings and the technology we know.</text:p>
        </text:list-item>
        <text:list-item>
          <text:p text:style-name="P12">Regarding our Free timings and our courses</text:p>
        </text:list-item>
      </text:list>
      <text:p text:style-name="P4"><text:s text:c="4"/></text:p>
      <text:p text:style-name="P3">Action Points</text:p>
      <text:p text:style-name="P2"><text:s text:c="5"/>1.Install magento in your systems and get to know about it.</text:p>
      <text:p text:style-name="P9"><text:span text:style-name="T7"><text:s text:c="5"/>2. </text:span><text:span text:style-name="T6">magento customization</text:span></text:p>
      <text:p text:style-name="P2"><text:s text:c="5"/><text:span text:style-name="T3">3.Know about SHI company and its functions .</text:span></text:p>
      <text:p text:style-name="P2"><text:s text:c="5"/><text:span text:style-name="T4">4.Learn Php and mysql</text:span></text:p>
      <text:p text:style-name="P1"/>
      <text:p text:style-name="P3">Next Meeting</text:p>
      <text:p text:style-name="P1"><text:s/>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9T16:34:36.114436183</dc:date>
    <meta:editing-duration>PT22M36S</meta:editing-duration>
    <meta:editing-cycles>5</meta:editing-cycles>
    <meta:generator>LibreOffice/5.0.6.2$Linux_X86_64 LibreOffice_project/00m0$Build-2</meta:generator>
    <meta:document-statistic meta:table-count="0" meta:image-count="0" meta:object-count="0" meta:page-count="1" meta:paragraph-count="26" meta:word-count="104" meta:character-count="630" meta:non-whitespace-character-count="532"/>
  </office:meta>
</office:document-meta>
</file>